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32pt" style:font-size-asian="32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re du réseau littéraire : </text:p>
      <text:p text:style-name="P1"/>
      <text:p text:style-name="P1">…....................................................</text:p>
      <text:p text:style-name="P1"/>
      <text:p text:style-name="P1">Livres étudiés ou lus par la maîtresse 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93cm" fo:margin-right="0.99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brina Agnellini</meta:initial-creator>
    <meta:creation-date>2018-10-17T20:40:21.95</meta:creation-date>
    <meta:document-statistic meta:table-count="0" meta:image-count="0" meta:object-count="0" meta:page-count="1" meta:paragraph-count="3" meta:word-count="15" meta:character-count="122"/>
    <dc:date>2018-10-17T20:44:26.31</dc:date>
    <dc:creator>Sabrina Agnellini</dc:creator>
    <meta:editing-duration>PT4M5S</meta:editing-duration>
    <meta:editing-cycles>1</meta:editing-cycles>
    <meta:generator>OpenOffice/4.1.5$Win32 OpenOffice.org_project/415m1$Build-9789</meta:generator>
  </office:meta>
</office:document-meta>
</file>